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A70000034A246BA33D0D8AB45D.png" manifest:media-type="image/png"/>
  <manifest:file-entry manifest:full-path="Pictures/100000010000039F0000028A7CB28C89BDBCECB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shadow="hidden"/>
    </style:style>
    <style:style style:name="gr2" style:family="graphic" style:parent-style-name="standard">
      <style:graphic-properties draw:stroke="none" draw:fill="solid" draw:fill-color="#000200" draw:shadow="hidden"/>
    </style:style>
    <style:style style:name="gr3" style:family="graphic" style:parent-style-name="standard">
      <style:graphic-properties draw:stroke="none" draw:fill="solid" draw:fill-color="#f3af15" draw:shadow="hidden"/>
    </style:style>
    <style:style style:name="gr4" style:family="graphic" style:parent-style-name="standard">
      <style:graphic-properties draw:stroke="none" draw:fill="solid" draw:fill-color="#1b1918" draw:shadow="hidden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200"/>
    </style:style>
    <style:style style:name="P3" style:family="paragraph">
      <loext:graphic-properties draw:fill="solid" draw:fill-color="#f3af15"/>
    </style:style>
    <style:style style:name="P4" style:family="paragraph">
      <loext:graphic-properties draw:fill="solid" draw:fill-color="#1b1918"/>
    </style:style>
    <style:style style:name="P5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polygon draw:style-name="gr1" draw:text-style-name="P1" draw:layer="layout" svg:width="2.829cm" svg:height="3.999cm" svg:x="0cm" svg:y="0cm" svg:viewBox="0 0 2830 4000" draw:points="0,0 0,4000 2830,4000 2830,0">
          <text:p/>
        </draw:polygon>
        <draw:polygon draw:style-name="gr2" draw:text-style-name="P2" draw:layer="layout" svg:width="21cm" svg:height="1.184cm" svg:x="0cm" svg:y="28.516cm" svg:viewBox="0 0 21001 1185" draw:points="0,0 2050,0 3247,762 21001,762 21001,1185 0,1185">
          <text:p/>
        </draw:polygon>
        <draw:polygon draw:style-name="gr2" draw:text-style-name="P2" draw:layer="layout" svg:width="21cm" svg:height="2.522cm" svg:x="0cm" svg:y="0cm" svg:viewBox="0 0 21001 2523" draw:points="0,0 0,2523 21001,2523 21001,0">
          <text:p/>
        </draw:polygon>
        <draw:g>
          <draw:path draw:style-name="gr3" draw:text-style-name="P3" draw:layer="layout" svg:width="1.795cm" svg:height="2.02cm" svg:x="9.648cm" svg:y="0.251cm" svg:viewBox="0 0 1796 2021" svg:d="M564 603c0 0 4-3 11-10 7-6 18-16 31-28 28-25 69-63 122-107 31-26 65-54 104-84-18-9-36-18-56-27-43-20-90-39-140-57-12-5-25-9-37-13-13-5-26-10-39-14-26-9-53-17-81-23-27-6-57-11-86-14-15-1-29-2-44-2s-30 1-44 2c-15 2-30 4-44 7-15 3-29 8-42 13-28 11-53 26-74 46-3 3-6 5-8 8-3 3-6 5-8 8l-3 4-2 2-2 3-4 5-1 2c0-1-1 1-1 1l-1 1c-8 12-16 26-22 40-13 28-20 59-24 92-2 16-2 33-2 51 0 17 1 34 3 51s4 35 7 52c4 17 8 35 12 52 4 14 8 29 13 43h-71c-2-9-5-17-7-26-5-19-9-38-13-57-3-19-6-38-8-57s-3-38-3-57c0-21 0-40 2-59 5-39 14-77 30-113 7-18 17-35 28-51l1-1c1-1 0-1 2-2l2-3 4-5 2-3 2-3 5-6c3-4 7-7 10-11 3-3 7-6 10-10 29-26 62-46 96-60 17-6 35-12 52-16 18-3 35-6 52-8s34-2 51-2 34 1 50 2c32 3 65 9 95 15 15 4 30 7 45 11 14 5 28 9 42 13s28 9 42 14c6 3 13 5 19 8 7 3 13 6 20 9 50 23 96 50 137 76 23 15 45 30 66 45 20-15 42-30 65-45 41-26 87-53 138-76 6-3 12-6 19-9 6-3 13-5 20-8 13-5 27-10 41-14s28-8 43-13c14-4 29-7 44-11 31-6 62-12 94-15 17-1 34-2 51-2s34 0 51 2 35 5 52 8c18 4 35 10 52 16 34 14 68 34 96 60 3 4 7 7 10 10 4 4 7 7 10 11l5 6 3 3 2 3 3 5 2 3c2 1 1 1 2 2l1 1c11 16 21 33 29 51 16 36 25 74 29 113 2 19 3 38 3 59 0 19-2 38-4 57s-4 38-8 57-8 38-13 57c-19 74-48 147-82 218-21 42-45 85-70 126 10 15 20 30 30 46 15 23 28 48 40 75 12 26 25 53 37 82 23 56 43 117 56 183 7 33 11 67 13 102 2 36 0 72-6 109-6 36-18 73-37 108-2 4-5 8-8 13-2 4-5 8-8 12l-2 3-1 2-1 2-4 5-2 3-1 1-2 1-5 7c-3 4-7 7-10 11s-7 7-11 11c-7 7-15 13-23 19-32 25-70 42-109 53-38 10-78 14-118 14-41 0-80-4-119-11-39-8-77-18-114-30-76-25-148-58-218-96-22-12-44-24-65-37-22 13-44 25-65 37-71 38-143 71-218 96-38 12-76 22-115 30-40 7-79 11-119 11-39 0-79-4-118-14-39-11-77-28-109-53-8-6-16-12-23-19-4-4-7-7-11-11-3-4-7-7-10-11l-5-7-1-1-1-1-2-3-4-5-2-2-1-2-2-3c-3-4-6-8-8-12-3-5-5-9-8-13-19-35-30-72-37-108-6-37-7-73-6-109 2-35 7-69 13-102 6-27 12-54 20-79h70c-9 30-18 61-24 92-6 30-10 61-12 93-1 31 0 63 6 93 5 31 15 60 29 87 2 4 4 7 6 10 2 4 4 7 6 10l2 2 1 1c-1 0 0 1 0 1l4 5 2 3 1 1 1 1 4 4c2 3 4 6 7 9s5 5 8 8c6 5 12 10 18 15 25 19 54 32 85 41 32 9 66 12 101 12s70-4 107-11c35-6 71-16 106-27 70-23 139-54 206-91 12-6 23-12 34-19-92-61-178-130-260-206-114-106-218-223-305-349v-174h1c61-77 120-138 169-188 50-49 90-87 117-113 27-25 41-39 41-39zM564 603zM567 1958c0 35-28 63-62 63-35 0-64-28-64-63 0-34 29-62 64-62 34 0 62 28 62 62zM567 1958zM1514 62c0 35-28 63-63 63s-63-28-63-63c0-34 28-62 63-62s63 28 63 62zM1514 62zM1796 1177c0 35-28 63-62 63-35 0-63-28-63-63s28-63 63-63c34 0 62 28 62 63zM1796 1177zM344 1958c0 22-17 39-39 39-21 0-39-17-39-39 0-21 18-39 39-39 22 0 39 18 39 39zM344 1958zM1672 1918c0 22-18 39-39 39-22 0-39-17-39-39 0-21 17-39 39-39 21 0 39 18 39 39zM1672 1918zM1321 93c0 21-18 39-39 39-22 0-39-18-39-39 0-22 17-39 39-39 21 0 39 17 39 39zM1321 93zM813 153c0 22-18 39-39 39-22 0-39-17-39-39 0-21 17-39 39-39 21 0 39 18 39 39zM813 153zM1515 1085c-4 6-8 12-12 18-45 66-94 129-146 190-28 30-55 59-83 88-14 15-28 29-42 43-8 7-15 14-22 21l-22 21-23 20c-7 7-14 14-22 20-15 14-31 28-46 40-31 26-63 51-95 75-24 17-49 35-74 51 11 7 23 13 34 19 67 37 136 68 207 91 35 11 70 21 106 27 35 7 71 11 106 11s69-3 101-12 61-22 85-41c7-5 12-10 18-15 3-3 6-5 8-8 3-3 6-6 8-9l3-4 1-1 1-1 2-3 4-5c0 0 1-1 0-1l1-1 2-2c2-3 4-6 6-10 2-3 4-6 6-10 15-27 24-56 30-87 5-30 6-62 5-93-2-32-6-63-12-93-12-60-31-117-53-171-11-26-22-52-35-77s-26-49-37-73c-4-6-7-12-10-18zM1515 1085zM1165 603c0 0-4-3-11-10-7-6-18-16-32-28-28-24-70-58-128-98-37-25-80-51-129-77-50 26-93 52-130 77-57 40-100 74-128 98-14 12-25 22-32 28-7 7-11 10-11 10 0 0-3 4-10 10-7 7-18 17-31 30-6 6-14 14-21 22-8 8-17 18-26 28-4 4-9 10-14 15-4 6-9 11-15 17-10 12-21 25-31 38-43 55-91 124-139 207-9 15-18 31-27 47 10 16 21 32 32 48 86 127 191 245 305 351 87 80 180 155 278 217 98-62 191-137 277-216l22-21c7-7 14-13 20-20 14-14 28-27 42-42 27-28 53-56 79-86 52-58 99-120 142-183 11-16 22-32 32-48-9-16-18-32-27-47-48-83-95-152-139-207-11-13-21-26-31-38-5-6-10-11-15-17-5-5-9-11-14-15-9-10-18-20-25-28-8-8-16-16-22-22-13-13-24-23-31-30-6-6-10-10-10-10zM1165 603c0 0 15 14 42 39 26 26 66 64 115 113 50 50 109 111 171 188 6 7 11 15 17 22 19-31 36-64 52-96 33-67 60-136 78-205 5-17 9-35 12-52s6-35 7-52c2-17 3-34 3-51 1-18 0-35-2-51-4-33-11-64-24-92-6-14-14-28-22-40l-1-1c0 0-1-2 0-1l-2-2-4-5-2-3-2-2-3-4c-2-3-5-5-7-8-3-3-6-5-8-8-22-20-47-35-74-46-14-5-28-10-43-13-14-3-29-5-43-7-15-1-30-2-45-2-14 0-29 1-45 2-29 3-57 8-85 14s-55 14-81 23c-13 4-26 9-38 14-13 4-26 8-38 13-50 18-97 37-140 57-19 9-38 18-56 27 39 30 74 58 104 84 54 44 94 82 122 107 14 12 24 22 31 28 7 7 11 10 11 10z">
            <text:p/>
          </draw:path>
          <draw:path draw:style-name="gr3" draw:text-style-name="P3" draw:layer="layout" svg:width="0.728cm" svg:height="0.663cm" svg:x="10.118cm" svg:y="0.911cm" svg:viewBox="0 0 729 664" svg:d="M172 18c-59 28-108 81-138 136-38 73-43 151-21 226 34 108 111 183 208 234 132 69 306 71 415-26 35-30 61-67 77-109 33-86 13-177-36-253-14-21-31-40-50-56-28-23-58-33-93-34-14-1-27-1-41-4-17-3-31-10-43-21-16-14-27-30-40-45-59-67-159-84-238-48z">
            <text:p/>
          </draw:path>
          <draw:path draw:style-name="gr3" draw:text-style-name="P3" draw:layer="layout" svg:width="0.394cm" svg:height="0.533cm" svg:x="9.557cm" svg:y="1.016cm" svg:viewBox="0 0 395 534" svg:d="M279 119c0-6-5-12-13-12h-138c-8 0-13 6-13 12v215c0 6 6 12 14 12h138c8 0 13-6 13-12zM279 119zM301 453c16 28 35 55 56 81h-156c-19-26-38-53-51-81h-55c-51 0-94-42-94-94l-1-266c0-51 41-93 93-93h206c52 0 94 42 94 93l2 266c0 52-41 94-94 94z">
            <text:p/>
          </draw:path>
          <draw:path draw:style-name="gr2" draw:text-style-name="P2" draw:layer="layout" svg:width="1.005cm" svg:height="0.22cm" svg:x="10.028cm" svg:y="1.153cm" svg:viewBox="0 0 1006 221" svg:d="M180 17c-11-11-26-17-42-17h-138v221h39v-102h105c1 0 1 0 2 0 6-1 11-2 17-5 20-9 34-30 34-54 0-17-6-32-17-43zM180 17zM146 79c-2 1-5 2-8 2h-99v-42h99c7 0 12 3 14 6 3 2 6 7 6 15s-4 15-12 18zM146 79zM289 39h160v-39h-160c-33 0-60 26-60 60v101c0 34 27 60 60 60h160v-39h-160c-11 0-20-9-20-21v-41h141v-40h-141v-20c0-12 9-21 20-21zM289 39zM683 110c0-61-49-110-110-110-60 0-110 49-110 110 0 62 50 111 110 111 1 0 1 0 1 0h109v-39h-26c16-20 26-45 26-72zM683 110zM575 182h-2c-39 0-71-33-71-72s32-71 71-71 71 32 71 71-31 71-69 72zM575 182zM896 0v110c0 39-32 72-70 72-39 0-71-33-71-72v-110h-40v110c0 62 50 111 111 111 60 0 109-49 109-111v-110zM896 0zM1006 221v-221h-39v221z">
            <text:p/>
          </draw:path>
          <draw:path draw:style-name="gr1" draw:text-style-name="P1" draw:layer="layout" svg:width="1.005cm" svg:height="0.22cm" svg:x="10.015cm" svg:y="1.134cm" svg:viewBox="0 0 1006 221" svg:d="M180 17c-11-11-26-17-42-17h-138v221h39v-102h105c1 0 1 0 2 0 6-1 11-2 17-5 20-9 34-30 34-54 0-17-6-32-17-43zM180 17zM146 79c-2 1-5 2-8 2h-99v-42h99c7 0 12 3 14 6 3 2 6 7 6 15s-4 15-12 18zM146 79zM289 39h160v-39h-160c-33 0-60 26-60 60v101c0 34 27 60 60 60h160v-39h-160c-11 0-20-9-20-21v-41h141v-40h-141v-20c0-12 9-21 20-21zM289 39zM683 110c0-61-49-110-110-110-60 0-110 49-110 110 0 62 50 111 110 111 1 0 1 0 1 0h109v-39h-26c16-20 26-45 26-72zM683 110zM575 182h-2c-39 0-71-33-71-72s32-71 71-71 71 32 71 71-31 71-69 72zM575 182zM896 0v110c0 39-32 72-70 72-39 0-71-33-71-72v-110h-40v110c0 62 50 111 111 111 60 0 109-49 109-111v-110zM896 0zM1006 221v-221h-39v221z">
            <text:p/>
          </draw:path>
        </draw:g>
        <draw:path draw:style-name="gr2" draw:text-style-name="P2" draw:layer="layout" svg:width="5.173cm" svg:height="0.512cm" svg:x="4.487cm" svg:y="28.589cm" svg:viewBox="0 0 5174 513" svg:d="M94 398l-94-287h112l43 175 44-175h96l44 175 43-175h108l-90 287h-112l-41-167-42 167zM94 398zM605 398l-94-287h113l42 175 44-175h96l45 175 42-175h109l-90 287h-112l-41-167-42 167zM605 398zM1117 398l-94-287h112l43 175 44-175h96l44 175 43-175h108l-90 287h-112l-41-167-42 167zM1117 398zM1525 398v-117h114v117zM1525 398zM1904 253c0-20-4-37-12-48-8-12-20-18-35-18s-27 5-35 16-11 28-11 50c0 24 3 41 11 51 8 11 19 16 35 16s28-5 36-16 11-27 11-51zM1904 253zM2014 111v402h-110v-143c-11 13-23 22-37 28-13 6-29 10-46 10-38 0-68-14-90-42-23-28-34-65-34-112 0-46 11-82 34-110s53-41 91-41c19 0 36 3 51 10s28 19 41 35v-37zM2014 111zM2289 254c0-22-3-39-11-50-7-11-19-16-34-16-17 0-29 5-37 16-8 10-11 27-11 50s4 39 11 50c8 11 20 16 36 16 15 0 27-5 35-16 7-11 11-27 11-50zM2289 254zM2085 513v-402h101v36c11-15 24-26 39-33s33-11 54-11c37 0 67 14 90 42s34 64 34 109c0 48-11 85-34 112-23 28-54 42-92 42-18 0-34-3-47-9s-24-16-34-28v142zM2085 513zM2557 221h103c-2-17-6-31-15-39-9-9-21-14-37-14-15 0-28 5-37 14-8 10-13 23-14 39zM2557 221zM2654 313h109c-8 31-26 55-53 71-26 16-62 24-105 24-51 0-90-14-118-41-29-27-44-64-44-110 0-49 15-87 44-115 30-28 70-42 122-42 51 0 91 15 119 46 29 30 44 72 44 127v7h-215c1 18 6 32 15 42s23 15 39 15c11 0 20-2 28-6 7-4 12-10 15-18zM2654 313zM3021 253c0-20-4-37-12-48-9-12-20-18-35-18-16 0-28 5-35 16-8 11-12 28-12 50 0 24 4 41 12 51 7 11 19 16 35 16s28-5 35-16c8-11 12-27 12-51zM3021 253zM3131 111v402h-110v-143c-11 13-23 22-37 28s-29 10-46 10c-38 0-68-14-91-42-22-28-34-65-34-112 0-46 12-82 35-110s53-41 91-41c19 0 36 3 51 10 14 7 28 19 40 35v-37zM3131 111zM3508 111v287h-104v-42c-13 17-28 29-45 37-16 8-35 12-55 12-18 0-33-2-47-8s-25-15-35-26c-8-10-14-23-18-37-3-15-5-40-5-74v-149h114v148c0 22 3 37 9 46 5 8 15 12 30 12 14 0 24-5 32-14 7-10 10-25 10-44v-148zM3508 111zM3581 81v-81h115v81zM3581 81zM3581 398v-287h115v287zM3581 398zM3770 398v-117h114v117zM3770 398zM4147 286h114c-3 38-18 68-45 89-28 22-65 33-111 33-50 0-91-14-120-41-30-28-44-65-44-114 0-47 14-84 43-112 30-27 70-41 120-41 46 0 83 11 111 33 28 21 43 50 45 86h-114c-1-13-5-23-12-30-7-6-17-9-30-9-17 0-29 6-37 17-7 12-11 31-11 56 0 27 4 46 11 58s19 18 36 18c13 0 23-4 31-11 7-7 11-18 13-32zM4147 286zM4416 253c0 28 4 47 11 58 7 12 19 18 36 18s29-6 36-18c8-11 12-30 12-58 0-26-4-45-12-56-7-12-19-17-36-17s-29 5-36 17c-7 11-11 30-11 56zM4416 253zM4301 253c0-47 14-84 43-112 29-27 69-41 119-41s90 14 119 41c28 28 43 65 43 112 0 49-15 87-43 114-29 27-69 41-119 41s-90-14-119-41c-28-27-43-65-43-114zM4301 253zM4680 398v-287h104v41c12-16 26-29 42-37s34-12 55-12c19 0 35 4 48 12 14 8 26 20 37 37 14-17 29-29 45-37 17-9 36-13 56-13 34 0 60 9 79 26 18 18 28 42 28 74v196h-113v-154c0-18-3-31-9-39s-15-13-29-13-24 5-31 13c-6 9-9 22-9 40v153h-112v-151c0-19-3-33-9-42-6-8-17-13-31-13-13 0-22 5-29 13-6 9-10 22-10 38v155z">
          <text:p/>
        </draw:path>
        <draw:path draw:style-name="gr2" draw:text-style-name="P2" draw:layer="layout" svg:width="4.313cm" svg:height="0.33cm" svg:x="16.139cm" svg:y="28.45cm" svg:viewBox="0 0 4314 331" svg:d="M0 257v-253h169v30h-136v77h118v30h-118v116zM0 257zM338 198l32 4c-5 19-14 33-28 43-13 11-31 16-52 16-26 0-48-8-63-25-16-16-24-39-24-69 0-32 8-56 24-73 16-16 36-25 62-25 24 0 44 8 59 25 16 17 23 40 23 70 0 3 0 6 0 9h-136c1 20 7 36 17 46 10 11 23 16 38 16 12 0 21-3 29-9s15-15 19-28zM338 198zM237 147h102c-2-15-5-27-12-35-10-12-22-18-38-18-14 0-26 5-36 15-10 9-15 22-16 38zM237 147zM533 257v-23c-12 18-29 27-51 27-15 0-28-4-41-12-12-8-21-19-28-34-7-14-10-31-10-50s3-35 9-50 15-26 27-34c13-8 26-12 41-12 11 0 21 2 29 7 9 5 16 11 21 18v-90h31v253zM533 257zM435 165c0 24 5 41 15 53 9 12 21 17 34 17 14 0 25-5 35-16 9-11 14-28 14-51 0-26-5-44-14-56-10-12-22-17-36-17s-25 5-34 16c-10 12-14 29-14 54zM435 165zM740 198l32 4c-6 19-15 33-28 43-14 11-32 16-53 16-26 0-48-8-63-25-16-16-24-39-24-69 0-32 8-56 24-73 16-16 36-25 62-25 24 0 44 8 59 25 16 17 24 40 24 70 0 3 0 6-1 9h-136c1 20 7 36 17 46 11 11 23 16 38 16 12 0 21-3 30-9 8-6 14-15 19-28zM740 198zM638 147h102c-1-15-5-27-12-35-10-12-22-18-38-18-14 0-26 5-36 15-10 9-15 22-16 38zM638 147zM815 257v-184h28v28c7-13 13-22 19-26s13-6 20-6c11 0 21 3 32 10l-11 29c-7-5-15-7-22-7s-13 2-19 6c-5 4-9 10-11 17-3 11-5 23-5 36v97zM815 257zM1056 234c-11 10-22 17-33 21-10 4-22 6-34 6-20 0-35-5-46-15s-16-22-16-37c0-9 2-18 6-25s9-13 16-19c6-4 14-8 22-10 6-1 15-3 28-5 25-2 43-6 55-10 0-4 0-7 0-8 0-13-3-22-9-27-8-7-20-10-35-10s-25 2-32 7-12 14-16 27l-30-4c3-13 7-23 14-31 6-8 15-14 27-19 12-4 26-6 41-6 16 0 29 2 38 6 10 3 17 8 22 13 5 6 9 13 10 21 1 6 2 15 2 29v42c0 29 1 47 2 55 1 7 4 15 8 22h-34c-3-7-5-14-6-23zM1056 234zM1054 164c-12 6-28 10-51 13-12 2-21 4-27 6-5 2-9 6-12 10s-4 9-4 15c0 8 3 15 9 20 6 6 15 9 28 9 11 0 22-3 31-8 10-6 16-13 21-22 3-7 5-17 5-31zM1054 164zM1138 257v-253h31v253zM1138 257zM1489 4h33v145c0 27-3 47-8 62-6 14-17 27-31 36-15 9-35 14-59 14s-43-4-58-12-26-20-32-36c-7-15-10-36-10-64v-145h33v145c0 23 2 39 6 49 5 11 12 19 21 24 10 6 22 9 37 9 24 0 42-6 52-17 11-11 16-32 16-65zM1489 4zM1579 257v-184h27v26c14-20 33-30 58-30 11 0 22 2 31 6s16 9 20 16c5 6 8 14 10 22 1 6 2 16 2 30v114h-31v-112c0-13-1-22-4-29-2-6-6-11-13-15-6-3-13-5-21-5-13 0-25 4-34 12-10 9-15 25-15 48v101zM1579 257zM1779 39v-35h31v35zM1779 39zM1779 257v-184h31v184zM1779 257zM1913 257l-70-184h33l39 110c4 12 8 24 12 37 3-9 6-21 11-35l41-112h32l-69 184zM1913 257zM2168 198l32 4c-5 19-15 33-28 43-14 11-31 16-52 16-27 0-48-8-64-25-16-16-23-39-23-69 0-32 8-56 23-73 16-16 37-25 62-25 24 0 44 8 60 25 15 17 23 40 23 70 0 3 0 6 0 9h-136c1 20 6 36 17 46 10 11 22 16 38 16 11 0 21-3 29-9s14-15 19-28zM2168 198zM2066 147h102c-1-15-5-27-12-35-9-12-22-18-38-18-14 0-26 5-36 15-9 9-15 22-16 38zM2066 147zM2243 257v-184h28v28c7-13 14-22 20-26s12-6 19-6c11 0 21 3 32 10l-10 29c-8-5-16-7-23-7s-13 2-18 6c-6 4-10 10-12 17-3 11-5 23-5 36v97zM2243 257zM2353 202l31-5c1 13 6 22 14 29 8 6 19 9 33 9s25-3 32-8c6-6 10-13 10-21 0-7-3-12-9-16-4-3-15-6-32-11-23-5-38-10-47-16-9-4-15-10-20-17-4-7-7-15-7-24s2-16 6-23 9-13 15-17c5-4 11-7 20-9 8-3 17-4 26-4 15 0 27 2 38 6s19 10 24 17 9 16 11 28l-30 4c-2-9-6-16-12-22-7-5-16-8-28-8-15 0-25 3-31 8-6 4-9 10-9 16 0 4 1 8 4 11 2 3 6 6 12 8 3 1 12 4 27 8 22 6 37 11 46 14 9 4 15 10 20 18 5 7 8 15 8 26 0 10-3 20-9 29s-15 16-26 21c-12 5-25 8-39 8-24 0-42-5-54-15-13-10-20-25-24-44zM2353 202zM2546 39v-35h31v35zM2546 39zM2546 257v-184h31v184zM2546 257zM2697 229l4 27c-8 2-16 3-23 3-11 0-20-2-26-5-6-4-11-9-13-14-3-6-4-18-4-37v-106h-23v-24h23v-45l31-19v64h31v24h-31v108c0 9 0 14 1 17 1 2 3 4 6 6 2 1 6 2 10 2s8 0 14-1zM2697 229zM2731 327l-4-29c7 2 13 3 18 3 7 0 12-2 16-4s8-5 10-9 6-11 10-23c0-2 1-5 3-8l-70-184h34l38 107c5 13 9 27 13 42 4-14 8-28 13-41l39-108h31l-70 187c-7 20-13 34-17 41-6 10-12 18-19 23-7 4-16 7-25 7-6 0-13-2-20-4zM2731 327zM2999 164c0-33 9-58 28-75 16-13 35-20 58-20 25 0 45 8 61 25 16 16 24 39 24 68 0 24-4 43-11 56-7 14-17 24-30 32-14 7-29 11-44 11-26 0-47-8-62-25-16-16-24-40-24-72zM2999 164zM3031 164c0 25 5 42 15 54s23 17 39 17c15 0 28-6 38-17 10-12 15-30 15-55 0-22-5-39-15-51-11-12-23-17-38-17-16 0-29 5-39 17s-15 29-15 52zM3031 164zM3218 257v-160h-27v-24h27v-19c0-12 2-22 4-28 3-8 8-14 16-19s18-7 32-7c9 0 18 1 29 3l-5 27c-6-2-12-2-18-2-9 0-16 2-20 6s-6 11-6 22v17h36v24h-36v160zM3218 257zM3534 157v-30h107v95c-17 13-33 22-51 29-17 7-35 10-53 10-25 0-48-5-68-16s-35-26-46-46c-10-20-15-43-15-68s5-47 15-69c11-21 25-37 45-47 19-10 41-15 66-15 18 0 35 2 49 8 15 6 27 14 35 25s15 24 19 41l-30 8c-4-12-8-22-14-30-6-7-14-13-24-17-11-5-22-7-35-7-15 0-28 2-39 7s-20 11-27 18c-7 8-12 16-16 25-7 16-10 33-10 51 0 22 4 42 12 57s19 27 34 34c14 7 30 11 47 11 14 0 28-3 42-9 14-5 24-11 31-17v-48zM3534 157zM3679 164c0-33 10-58 29-75 15-13 34-20 57-20 25 0 46 8 61 25 16 16 24 39 24 68 0 24-3 43-10 56-7 14-18 24-31 32-13 7-28 11-44 11-26 0-46-8-62-25-16-16-24-40-24-72zM3679 164zM3711 164c0 25 5 42 15 54 11 12 24 17 39 17s28-6 38-17c10-12 16-30 16-55 0-22-6-39-16-51s-23-17-38-17-28 5-39 17c-10 12-15 29-15 52zM3711 164zM3892 39v-35h31v35zM3892 39zM3892 257v-184h31v184zM3892 257zM4094 234c-12 10-23 17-34 21-10 4-22 6-34 6-20 0-35-5-46-15s-16-22-16-37c0-9 2-18 6-25s10-13 16-19c7-4 14-8 22-10 6-1 16-3 28-5 25-2 43-6 55-10 0-4 0-7 0-8 0-13-3-22-9-27-8-7-19-10-35-10-14 0-25 2-32 7s-12 14-15 27l-31-4c3-13 8-23 14-31s15-14 27-19c12-4 26-6 42-6 15 0 28 2 38 6 9 3 16 8 21 13 5 6 8 13 10 21 1 6 1 15 1 29v42c0 29 1 47 2 55 2 7 4 15 8 22h-32c-3-7-6-14-6-23zM4094 234zM4091 164c-11 6-28 10-51 13-12 2-21 4-26 6-6 2-10 6-13 10s-4 9-4 15c0 8 3 15 9 20 7 6 16 9 28 9s22-3 32-8c9-6 16-13 20-22 3-7 5-17 5-31zM4091 164zM4031 51l23-49h40l-38 49zM4031 51zM4163 202l30-5c2 13 7 22 15 29 7 6 18 9 33 9 14 0 24-3 31-8 7-6 10-13 10-21 0-7-3-12-9-16-4-3-14-6-31-11-23-5-39-10-47-16-9-4-16-10-20-17-5-7-7-15-7-24s2-16 5-23c4-7 9-13 16-17 4-4 11-7 19-9 9-3 17-4 27-4 14 0 27 2 38 6s19 10 24 17 8 16 10 28l-30 4c-1-9-5-16-12-22-6-5-16-8-28-8-14 0-24 3-30 8-6 4-9 10-9 16 0 4 1 8 4 11 2 3 6 6 11 8 3 1 13 4 28 8 22 6 37 11 45 14 9 4 16 10 21 18 5 7 7 15 7 26 0 10-3 20-9 29s-15 16-26 21-24 8-38 8c-24 0-42-5-55-15-12-10-20-25-23-44z">
          <text:p/>
        </draw:path>
        <draw:g>
          <draw:path draw:style-name="gr3" draw:text-style-name="P3" draw:layer="layout" svg:width="0.739cm" svg:height="0.832cm" svg:x="0.752cm" svg:y="28.692cm" svg:viewBox="0 0 740 833" svg:d="M233 249c0 0 1-2 4-4 3-3 7-7 13-12 11-10 28-26 50-45 13-10 27-22 43-34-7-4-15-8-23-11-18-9-37-17-58-24-5-2-10-4-15-5-5-2-11-4-16-6-11-4-22-7-33-9-12-3-25-5-37-6-6-1-12-1-18-1s-12 0-18 1c-6 0-12 1-18 3-6 1-12 3-17 5-12 4-22 11-31 19-1 1-2 2-3 3s-2 2-3 4l-1 1-1 1-1 1-2 2v1l-1 1c-3 5-6 10-9 16-5 12-8 25-10 38-1 7-1 14-1 22 0 7 1 14 1 21 1 7 2 14 4 21 1 7 3 14 4 22 2 6 4 11 6 17h-29c-1-3-2-7-3-10-2-8-4-16-6-24-1-7-2-15-3-23s-1-16-1-24c0-9 0-17 1-25 1-16 5-31 12-46 3-7 7-14 12-21v-1l1-1v-1l2-2 1-1 1-1 2-2c1-2 3-3 4-5 1-1 3-3 4-4 12-11 25-19 40-25 7-3 14-5 21-6 7-2 14-3 21-4 8 0 15-1 21-1 7 0 14 1 21 1 13 2 27 4 40 6 6 2 12 3 18 5s12 3 18 5c5 2 11 4 17 6 2 1 5 2 8 3 2 1 5 3 8 4 20 10 39 20 56 31 10 7 19 13 27 19 9-6 18-12 27-19 17-11 36-21 57-31 2-1 5-3 8-4 2-1 5-2 8-3 5-2 11-4 17-6s12-3 18-5 12-3 18-5c12-2 25-4 39-6 6 0 14-1 21-1s14 1 21 1c7 1 14 2 21 4 8 1 15 3 22 6 14 6 28 14 39 25 2 1 3 3 5 4 1 2 2 3 4 5l2 2 1 1 1 1 1 2 1 1c0 1 0 1 1 1v1c5 7 9 14 12 21 6 15 10 30 12 46 1 8 1 16 1 25 0 8-1 16-1 24-1 8-2 16-4 23-1 8-3 16-5 24-8 30-20 60-34 89-9 18-18 35-29 52 4 6 9 13 13 19 6 10 11 20 16 31s10 22 15 34c10 23 18 48 23 75 3 14 5 28 6 42 0 16 0 31-3 46-2 15-7 30-15 44-1 2-2 4-3 5-1 2-2 4-3 5l-1 2h-1v1l-2 2-1 1v1l-1 1-2 2c-1 2-3 3-4 5-2 1-3 3-5 4-3 3-6 6-9 8-13 10-29 18-45 22s-32 6-49 6-33-2-49-5-32-7-47-12c-31-10-61-24-90-40-9-5-18-10-27-15-9 5-18 10-27 15-28 16-58 30-89 40-16 5-31 9-47 12-17 3-34 5-50 5s-33-2-49-6-31-12-44-22c-4-2-7-5-10-8-1-1-3-3-4-4-2-2-3-3-5-5l-2-2v-1l-1-1v-1l-2-2-1-1-1-2c-1-1-2-3-3-5-1-1-2-3-3-5-8-14-13-29-16-44-2-15-2-30-2-46 0-14 2-28 5-42 2-11 5-22 8-32h29c-4 12-7 25-10 38-2 12-4 25-5 37 0 14 0 27 3 40 2 12 6 25 12 36 1 1 1 2 2 4 1 1 2 2 3 4v1h1l2 3v1h1v1l2 1c1 1 2 3 3 4s2 2 3 3c2 2 5 4 7 6 10 8 23 14 36 17 13 4 27 5 41 5s29-2 44-4c15-3 30-7 44-12 29-9 58-22 85-37 5-2 9-5 14-8-38-25-73-53-107-85-48-44-90-92-126-144v-71-1c25-31 50-56 70-77 21-20 37-36 48-46 12-11 18-16 18-16zM233 249zM234 807c0 14-12 26-26 26s-27-12-27-26 13-26 27-26 26 12 26 26zM234 807zM624 25c0 15-11 26-26 26-14 0-26-11-26-26 0-14 12-25 26-25 15 0 26 11 26 25zM624 25zM740 485c0 14-11 26-25 26-15 0-26-12-26-26s11-26 26-26c14 0 25 12 25 26zM740 485zM141 807c0 9-7 16-16 16s-16-7-16-16 7-16 16-16 16 7 16 16zM141 807zM689 791c0 8-7 16-16 16s-16-8-16-16c0-9 7-17 16-17s16 8 16 17zM689 791zM544 38c0 9-7 16-16 16s-16-7-16-16 7-16 16-16 16 7 16 16zM544 38zM335 63c0 9-7 16-16 16s-16-7-16-16 7-16 16-16 16 7 16 16zM335 63zM625 447c-2 2-4 5-5 7-19 27-39 53-61 78-11 13-23 25-34 37-6 6-12 12-18 18-3 2-6 5-9 8l-9 9-9 8c-3 3-6 6-9 8-6 7-13 12-19 18-13 10-26 20-39 30-10 7-20 14-31 21 5 3 10 6 14 8 28 15 56 28 85 37 15 5 29 9 44 12 15 2 29 4 45 4 14 0 28-1 41-5 13-3 25-9 35-17 3-2 5-4 7-6 2-1 3-2 4-3s2-3 3-4l1-1 1-1 1-1 1-3c1 0 1 0 1 0l1-1c1-2 1-3 2-4 1-2 2-3 3-4 6-11 10-24 12-36 2-13 3-26 2-40-1-12-2-25-5-37-5-25-13-49-22-71-4-11-9-21-14-32-5-10-11-20-15-29-2-3-3-6-4-8zM625 447zM480 249c0 0-2-2-5-4-3-3-7-7-13-12-11-10-29-24-52-41-16-10-34-21-54-32-20 11-38 22-53 32-24 17-41 31-53 41-6 5-10 9-13 12-3 2-4 4-4 4 0 0-2 1-5 4-3 2-7 7-12 12-3 3-6 6-9 9-3 4-7 7-11 11-2 2-3 5-5 7s-4 4-7 7c-4 5-9 10-13 16-18 22-37 51-57 85-4 6-8 12-11 19 4 7 8 13 13 20 35 52 79 101 126 144 36 33 74 65 114 90 41-25 79-57 114-90l9-8c3-3 6-5 9-8 6-6 11-12 17-17 11-12 22-24 32-36 22-24 42-49 60-75 4-7 9-13 13-20-4-7-8-13-11-19-20-34-40-63-58-85-5-6-9-11-13-16-2-3-4-5-6-7s-4-5-6-7c-4-4-7-7-10-11-4-3-7-6-9-9-6-5-10-10-13-12-3-3-4-4-4-4zM480 249c0 0 6 5 17 16 11 10 27 26 48 46 21 21 45 46 70 77 3 3 5 7 8 10 7-13 14-27 21-40 14-28 25-56 32-84 2-8 4-15 5-22s2-14 3-21 1-14 1-21c0-8 0-15-1-22-1-13-4-26-10-38-2-6-5-11-9-16v-1l-1-1-2-2v-1l-1-1-1-1c-1-2-2-3-3-4s-3-2-4-3c-9-8-19-15-30-19-6-2-12-4-18-5-6-2-12-3-18-3-6-1-12-1-18-1s-12 0-19 1c-12 1-24 3-35 6-12 2-23 5-33 9-6 2-11 4-16 6-6 1-11 3-16 5-20 7-40 15-57 24-8 3-16 7-23 11 16 12 30 24 42 34 22 19 39 35 51 45 5 5 10 9 12 12 3 2 5 4 5 4z">
            <text:p/>
          </draw:path>
          <draw:path draw:style-name="gr3" draw:text-style-name="P3" draw:layer="layout" svg:width="0.3cm" svg:height="0.273cm" svg:x="0.945cm" svg:y="28.964cm" svg:viewBox="0 0 301 274" svg:d="M71 7c-25 12-45 34-57 57-15 30-17 62-9 93 14 44 46 76 87 97 54 28 125 29 171-11 14-12 25-27 32-45 13-36 5-73-15-104-6-9-13-17-20-23-12-10-24-14-40-15-5 0-11 0-17-1-7-2-13-5-18-9-6-6-11-13-16-19-24-27-65-34-98-20z">
            <text:p/>
          </draw:path>
          <draw:path draw:style-name="gr3" draw:text-style-name="P3" draw:layer="layout" svg:width="0.162cm" svg:height="0.22cm" svg:x="0.714cm" svg:y="29.007cm" svg:viewBox="0 0 163 221" svg:d="M115 49c0-3-2-5-5-5h-58c-3 0-5 2-5 5v89c0 2 2 5 6 5h57c4 0 5-3 5-5zM115 49zM124 188c7 11 15 22 23 33h-64c-9-11-16-22-22-33h-22c-21 0-39-18-39-40v-110c0-21 17-38 38-38h85c22 0 39 17 39 38l1 110c0 22-17 40-39 40z">
            <text:p/>
          </draw:path>
          <draw:path draw:style-name="gr2" draw:text-style-name="P2" draw:layer="layout" svg:width="0.414cm" svg:height="0.09cm" svg:x="0.908cm" svg:y="29.064cm" svg:viewBox="0 0 415 91" svg:d="M74 7c-5-5-11-7-17-7h-57v91h16v-42h43 1c2 0 5-1 7-2 8-5 14-13 14-23 0-7-3-13-7-17zM74 7zM60 32c-1 0-2 0-3 0h-41v-16h41c2 0 4 1 5 2s3 3 3 6-2 6-5 8zM60 32zM119 16h66v-16h-66c-13 0-25 10-25 24v43c0 13 12 24 25 24h66v-16h-66c-4 0-8-4-8-8v-18h58v-17h-58v-8c0-5 4-8 8-8zM119 16zM282 46c0-26-21-46-46-46s-45 20-45 46c0 25 20 45 45 45h1 44v-16h-10c6-8 10-18 10-29zM282 46zM237 75h-1c-16 0-29-13-29-29 0-17 13-30 29-30s29 13 29 30c0 16-12 28-28 29zM237 75zM370 0v46c0 16-13 29-29 29s-29-13-29-29v-46h-18v46c0 25 22 45 47 45s45-20 45-45v-46zM370 0zM415 91v-91h-16v91z">
            <text:p/>
          </draw:path>
          <draw:path draw:style-name="gr1" draw:text-style-name="P1" draw:layer="layout" svg:width="0.414cm" svg:height="0.09cm" svg:x="0.902cm" svg:y="29.056cm" svg:viewBox="0 0 415 91" svg:d="M74 7c-5-5-11-7-17-7h-57v91h16v-42h43 1c2 0 5-1 7-2 8-5 14-13 14-23 0-7-3-13-7-17zM74 7zM60 32c-1 0-2 0-3 0h-41v-16h41c2 0 4 1 5 2s3 3 3 6-2 6-5 8zM60 32zM119 16h66v-16h-66c-13 0-25 10-25 24v43c0 13 12 24 25 24h66v-16h-66c-4 0-8-4-8-8v-18h58v-17h-58v-8c0-5 4-8 8-8zM119 16zM282 46c0-26-21-46-46-46s-45 20-45 46c0 25 20 45 45 45h1 44v-16h-10c6-8 10-18 10-29zM282 46zM237 75h-1c-16 0-29-13-29-29 0-17 13-30 29-30s29 13 29 30c0 16-12 28-28 29zM237 75zM370 0v46c0 16-13 29-29 29s-29-13-29-29v-46h-18v46c0 25 22 45 47 45s45-20 45-45v-46zM370 0zM415 91v-91h-16v91z">
            <text:p/>
          </draw:path>
        </draw:g>
        <draw:g>
          <draw:path draw:style-name="gr4" draw:text-style-name="P4" draw:layer="layout" svg:width="3.058cm" svg:height="0.166cm" svg:x="16.165cm" svg:y="28.842cm" svg:viewBox="0 0 3059 167" svg:d="M0 130v-128h16v128zM0 130zM44 130v-93h14v13c7-10 16-15 29-15 6 0 11 1 16 3 4 2 8 4 10 7 2 4 4 7 5 12 0 3 1 8 1 15v58h-16v-57c0-7-1-11-2-15-1-3-3-5-6-7s-7-3-11-3c-7 0-12 2-17 6-5 5-7 13-7 24v52zM44 130zM136 102l16-2c1 6 3 11 7 14s9 5 17 5c7 0 12-2 16-4 3-3 5-7 5-11 0-3-2-6-5-8-2-1-7-3-16-5-11-3-19-6-24-9-4-2-7-5-10-9-2-3-3-7-3-12 0-4 1-8 3-11 2-4 4-7 7-9s6-3 10-5c5-1 9-1 14-1 7 0 13 1 19 3 5 2 9 5 12 8 3 4 4 8 5 14l-15 2c-1-4-3-8-6-11-3-2-8-4-14-4-7 0-12 2-15 4s-5 5-5 8c0 2 1 4 2 6 1 1 3 3 6 4 1 0 6 2 14 4 11 3 18 5 23 7 4 2 8 6 10 9 3 4 4 8 4 14 0 5-2 10-5 14-3 5-7 8-13 11-6 2-12 4-19 4-12 0-21-3-28-8-6-5-10-12-12-22zM136 102zM265 116l3 13c-5 1-9 2-12 2-6 0-10-1-13-3s-6-4-7-7-2-9-2-18v-54h-11v-12h11v-23l16-9v32h15v12h-15v55c0 4 0 7 0 8 1 1 2 2 3 3s3 1 5 1 4 0 7 0zM265 116zM281 20v-18h15v18zM281 20zM281 130v-93h15v93zM281 130zM354 116l2 13c-4 1-8 2-11 2-6 0-11-1-14-3s-5-4-6-7c-2-3-2-9-2-18v-54h-12v-12h12v-23l15-9v32h16v12h-16v55c0 4 1 7 1 8 1 1 2 2 3 3s3 1 5 1 4 0 7 0zM354 116zM430 130v-14c-8 11-17 16-30 16-5 0-10-1-15-3s-8-5-10-8c-3-3-4-7-5-12-1-3-1-8-1-14v-58h16v52c0 8 0 13 0 16 1 4 4 7 7 10 3 2 7 3 12 3 4 0 9-1 13-3 4-3 7-6 8-10 2-4 3-10 3-18v-50h16v93zM430 130zM502 116l2 13c-4 1-8 2-12 2-5 0-10-1-13-3s-5-4-6-7c-2-3-2-9-2-18v-54h-12v-12h12v-23l15-9v32h16v12h-16v55c0 4 1 7 1 8 1 1 2 2 3 3s3 1 5 1 4 0 7 0zM502 116zM580 100l16 2c-2 9-7 17-14 22s-15 8-26 8c-14 0-24-4-32-13-8-8-12-20-12-35 0-16 4-28 12-37 8-8 18-12 31-12 12 0 22 4 30 12 8 9 12 20 12 35 0 2 0 4 0 6h-69c1 10 4 17 9 23 5 5 11 8 19 8 6 0 11-2 15-5s7-7 9-14zM580 100zM529 74h51c0-8-2-14-6-18-4-6-11-9-19-9-7 0-13 3-18 8-5 4-7 11-8 19zM529 74zM659 84c0-18 5-31 15-39 7-7 17-10 28-10 13 0 23 4 32 12 8 8 12 20 12 34 0 13-2 23-6 29-3 7-8 12-15 16s-14 6-23 6c-12 0-23-4-31-13-8-8-12-20-12-35zM659 84zM675 84c0 11 3 20 8 26s12 9 19 9c8 0 15-3 20-9s8-15 8-28c0-11-3-20-8-26s-12-9-20-9c-7 0-14 3-19 9s-8 15-8 28zM675 84zM769 130v-81h-15v-12h15v-10c0-6 0-11 1-14 2-4 4-7 8-10 4-2 9-3 16-3 4 0 9 0 15 1l-3 14c-3-1-6-1-9-1-5 0-8 1-10 3s-3 6-3 11v9h18v12h-18v81zM769 130zM865 130v-128h48c9 0 15 0 20 1 6 1 11 3 15 6 5 3 8 7 10 12 3 5 4 11 4 17 0 11-3 20-10 28-7 7-19 11-37 11h-33v53zM865 130zM882 62h33c11 0 19-2 23-6 5-4 7-10 7-17 0-5-1-10-4-14s-6-6-11-7c-2-1-8-1-15-1h-33zM882 62zM982 130v-128h15v45c8-8 17-12 28-12 7 0 13 1 18 4 5 2 8 6 10 11 3 4 4 11 4 20v60h-16v-60c0-7-2-13-5-17-3-3-8-5-14-5-5 0-9 1-13 4-4 2-7 5-9 9s-3 10-3 17v52zM982 130zM1080 165l-2-15c3 1 6 2 9 2s6-1 8-2 4-3 5-5c1-1 3-5 5-11 0-1 1-2 1-4l-34-93h16l20 54c2 7 4 14 6 21 2-7 4-14 7-21l19-54h16l-35 94c-4 10-7 17-9 21-3 5-6 9-9 11-4 3-8 4-13 4-3 0-7-1-10-2zM1080 165zM1163 102l15-2c1 6 4 11 8 14 3 3 9 5 16 5s13-2 16-4c4-3 5-7 5-11 0-3-1-6-4-8-2-1-8-3-16-5-12-3-20-6-24-9-4-2-8-5-10-9-2-3-4-7-4-12 0-4 1-8 3-11 2-4 5-7 8-9 2-2 6-3 10-5 4-1 9-1 13-1 8 0 14 1 19 3 6 2 10 5 12 8 3 4 5 8 6 14l-15 2c-1-4-3-8-6-11-4-2-8-4-15-4s-12 2-15 4-4 5-4 8c0 2 0 4 1 6 2 1 4 3 6 4 2 0 7 2 14 4 11 3 19 5 23 7 5 2 8 6 11 9 2 4 3 8 3 14 0 5-1 10-4 14-3 5-8 8-13 11-6 2-13 4-20 4-12 0-21-3-27-8s-10-12-12-22zM1163 102zM1258 20v-18h15v18zM1258 20zM1258 130v-93h15v93zM1258 130zM1357 96l16 2c-2 11-6 19-13 25s-16 9-26 9c-12 0-22-4-30-13-8-8-12-20-12-35 0-11 2-20 5-27 4-8 9-13 15-17 7-4 14-5 22-5 10 0 19 2 25 7s10 12 12 22l-15 2c-2-6-4-11-8-14-3-3-8-5-13-5-8 0-14 3-19 9-5 5-8 14-8 28 0 12 3 21 8 27 4 5 11 8 18 8 6 0 11-2 15-6 5-3 7-9 8-17zM1357 96zM1380 102l15-2c1 6 3 11 7 14s10 5 17 5 12-2 16-4c3-3 5-7 5-11 0-3-1-6-5-8-2-1-7-3-15-5-12-3-20-6-24-9-5-2-8-5-10-9-3-3-4-7-4-12 0-4 1-8 3-11 2-4 5-7 8-9 2-2 5-3 10-5 4-1 8-1 13-1 7 0 14 1 19 3 6 2 10 5 12 8 3 4 5 8 6 14l-16 2c0-4-2-8-6-11-3-2-8-4-14-4-7 0-12 2-15 4s-5 5-5 8c0 2 1 4 2 6 2 1 4 3 6 4 2 0 6 2 14 4 11 3 19 5 23 7s8 6 10 9c3 4 4 8 4 14 0 5-1 10-4 14-4 5-8 8-14 11-5 2-12 4-19 4-12 0-21-3-27-8-7-5-11-12-12-22zM1380 102zM1479 130v-18h17v18c0 6-1 11-3 15s-6 8-11 10l-4-7c3-1 5-3 7-6 1-3 2-7 3-12zM1479 130zM1570 18v-15h82v12c-8 9-16 20-24 35-8 14-14 29-18 45-3 10-5 22-6 35h-16c0-10 2-22 6-37 3-15 9-28 16-41 7-14 14-25 22-34zM1570 18zM1717 130v-31h-55v-14l58-83h13v83h17v14h-17v31zM1717 130zM1717 85v-58l-39 58zM1717 85zM1775 130v-18h18v18zM1775 130zM1896 33l-15 1c-2-6-3-11-6-13-4-5-9-7-16-7-5 0-9 1-13 4-5 4-8 9-11 16s-5 16-5 29c4-6 9-10 14-13 5-2 11-4 17-4 11 0 19 4 27 12 7 7 11 17 11 30 0 8-2 16-6 23-3 6-8 12-14 15-6 4-13 6-20 6-13 0-24-5-32-15-8-9-12-25-12-48 0-24 4-42 13-53 8-10 19-15 32-15 10 0 19 3 25 9 6 5 10 13 11 23zM1896 33zM1833 88c0 6 1 11 3 16s6 9 10 11c4 3 8 4 13 4 6 0 12-3 17-8 4-5 7-13 7-22s-3-16-7-21c-5-5-11-8-18-8s-13 3-18 8-7 11-7 20zM1833 88zM1916 100l15-1c2 7 4 12 8 15 3 3 8 5 14 5 4 0 9-1 12-3 4-2 7-5 9-9s4-9 6-15c1-6 2-14 2-20 0-1 0-2 0-3-3 5-7 9-13 12-5 4-11 6-17 6-11 0-20-5-27-13-7-7-11-17-11-30s4-23 12-31c7-8 17-12 28-12 8 0 16 2 23 7 7 4 12 11 15 19 4 8 6 20 6 36s-2 30-6 39c-3 10-8 17-15 22s-15 8-25 8-18-3-24-8c-6-6-10-14-12-24zM1916 100zM1980 43c0-9-2-16-7-21s-10-8-17-8-13 3-18 9c-5 5-8 13-8 22 0 8 3 14 7 19 5 5 11 8 19 8 7 0 13-3 17-8 5-5 7-12 7-21zM1980 43zM2013 66c0-15 1-27 4-36 4-9 8-16 14-21s14-8 23-8c7 0 13 2 18 4 5 3 10 7 13 12s6 12 8 19 3 17 3 30c0 15-2 28-5 37s-8 16-14 21-13 8-23 8c-12 0-22-5-29-13-8-11-12-28-12-53zM2013 66zM2029 66c0 22 2 36 7 43s11 10 18 10 13-3 18-10 8-21 8-43c0-21-3-35-8-42s-11-10-18-10-13 3-17 9c-5 8-8 22-8 43zM2029 66zM2110 92v-17h48v17zM2110 92zM2173 100l15-1c1 7 4 12 7 15 4 3 8 5 14 5 5 0 9-1 13-3 3-2 6-5 8-9 3-4 5-9 6-15 2-6 3-14 3-20 0-1-1-2-1-3-3 5-7 9-12 12-6 4-12 6-18 6-10 0-19-5-27-13-7-7-10-17-10-30s3-23 11-31 17-12 28-12c9 0 16 2 23 7 7 4 12 11 16 19 3 8 5 20 5 36s-2 30-5 39c-4 10-9 17-16 22s-15 8-24 8c-10 0-18-3-25-8-6-6-10-14-11-24zM2173 100zM2237 43c0-9-3-16-7-21-5-5-11-8-18-8s-13 3-18 9c-5 5-7 13-7 22 0 8 2 14 7 19s11 8 18 8 13-3 18-8c4-5 7-12 7-21zM2237 43zM2269 66c0-15 2-27 5-36s8-16 14-21c7-5 14-8 24-8 6 0 12 2 18 4 5 3 9 7 12 12 4 5 6 12 8 19s3 17 3 30c0 15-2 28-5 37s-7 16-13 21-14 8-23 8c-13 0-23-5-30-13-9-11-13-28-13-53zM2269 66zM2285 66c0 22 3 36 8 43s11 10 19 10c7 0 13-3 18-10s7-21 7-43c0-21-2-35-7-42s-11-10-19-10c-7 0-12 3-18 9-5 8-8 22-8 43zM2285 66zM2369 66c0-15 1-27 4-36 4-9 8-16 14-21s14-8 23-8c7 0 13 2 18 4 5 3 10 7 13 12s6 12 8 19 3 17 3 30c0 15-2 28-5 37s-8 16-14 21-13 8-23 8c-12 0-22-5-29-13-8-11-12-28-12-53zM2369 66zM2385 66c0 22 2 36 7 43s11 10 18 10 13-3 18-10 8-21 8-43c0-21-3-35-8-42s-11-10-18-10-13 3-17 9c-5 8-8 22-8 43zM2385 66zM2476 130v-18h18v18c0 6-1 11-4 15-2 4-6 8-11 10l-4-7c3-1 6-3 7-6 2-3 3-7 3-12zM2476 130zM2632 79v-15h54v48c-9 7-17 12-26 15s-18 5-27 5c-12 0-24-3-34-8-10-6-18-13-23-23s-8-23-8-35c0-13 3-24 8-35s13-19 22-24c10-5 21-7 34-7 9 0 17 1 25 4 7 3 13 7 17 12 4 6 8 13 10 21l-15 4c-2-6-5-11-8-15-2-4-6-7-12-9-5-2-11-3-17-3-8 0-14 1-20 3-6 3-10 6-14 10-3 3-6 8-8 12-3 8-5 17-5 26 0 11 2 22 6 29 4 8 10 13 17 17 8 4 16 6 24 6 7 0 14-2 21-5 7-2 13-5 16-9v-24zM2632 79zM2703 84c0-18 4-31 14-39 8-7 17-10 29-10s23 4 31 12 12 20 12 34c0 13-2 23-6 29-3 7-8 12-15 16s-14 6-22 6c-13 0-24-4-31-13-8-8-12-20-12-35zM2703 84zM2719 84c0 11 2 20 7 26s12 9 20 9c7 0 14-3 19-9s8-15 8-28c0-11-3-20-8-26s-12-9-19-9c-8 0-15 3-20 9s-7 15-7 28zM2719 84zM2807 20v-18h16v18zM2807 20zM2807 130v-93h16v93zM2807 130zM2907 118c-6 5-12 9-17 11-6 2-11 3-17 3-10 0-18-3-24-8-5-5-8-11-8-19 0-4 1-8 3-12s5-7 8-9c4-3 7-5 12-6 3-1 7-2 13-2 13-2 22-4 28-6 0-2 0-3 0-4 0-6-1-11-4-13-4-4-10-6-18-6-7 0-13 2-16 4-4 3-6 7-8 14l-15-2c1-7 4-12 7-16s7-7 13-9c7-2 13-3 21-3s15 1 19 2c5 2 9 5 11 7 3 3 4 7 5 11 1 3 1 7 1 14v22c0 15 0 24 1 28 1 3 2 7 4 11h-16c-2-4-3-7-3-12zM2907 118zM2905 82c-5 4-14 6-25 7-7 1-11 2-14 3-3 2-5 3-6 6-1 2-2 4-2 7 0 4 1 8 5 10 3 3 7 5 13 5s12-2 16-4c5-3 9-7 11-11 1-4 2-9 2-16zM2905 82zM2884 11l-10 14h-18l19-24h17l19 24h-18zM2884 11zM2945 130v-93h14v13c7-10 17-15 29-15 6 0 11 1 16 3 4 2 8 4 10 7 2 4 4 7 5 12 1 3 1 8 1 15v58h-16v-57c0-7 0-11-2-15-1-3-3-5-6-7s-7-3-11-3c-7 0-12 2-17 6-5 5-7 13-7 24v52zM2945 130zM3044 20v-18h15v18zM3044 20zM3044 130v-93h15v93z">
            <text:p/>
          </draw:path>
          <draw:path draw:style-name="gr4" draw:text-style-name="P4" draw:layer="layout" svg:width="1.184cm" svg:height="0.154cm" svg:x="19.242cm" svg:y="28.842cm" svg:viewBox="0 0 1185 155" svg:d="M65 118c-6 5-12 9-17 11s-11 3-17 3c-10 0-18-3-23-8-6-5-8-11-8-19 0-4 1-8 3-12s4-7 8-9c3-2 7-4 11-5 3-1 8-3 14-3 12-2 22-4 28-6 0-2 0-3 0-4 0-6-2-11-5-13-4-4-10-6-18-6-7 0-12 2-16 4-3 3-6 7-8 14l-15-2c2-7 4-12 7-16s8-7 14-9 13-3 21-3 14 1 19 2c5 2 8 5 11 7 2 3 4 7 5 11 0 3 0 7 0 14v22c0 15 1 24 1 28 1 3 2 7 4 11h-16c-2-4-3-7-3-12zM65 118zM64 83c-6 3-15 5-26 6-6 1-11 2-14 3-2 2-4 3-6 6-1 2-2 4-2 7 0 4 2 8 5 10 3 3 8 5 14 5s11-2 16-4c4-3 8-7 10-11s3-9 3-16zM64 83zM108 130v-18h17v18c0 6-1 11-3 15-3 4-6 8-11 10l-5-7c4-1 6-3 8-6 1-3 2-7 2-12zM108 130zM263 80v-16h55v48c-8 7-17 12-26 15s-18 5-27 5c-13 0-24-3-34-8-11-6-18-13-23-23-6-10-8-22-8-35s2-24 8-35c5-11 12-19 22-24s21-7 33-7c10 0 18 1 25 4 9 3 14 7 19 12 4 6 7 13 9 21l-15 4c-2-6-4-11-8-15-3-4-7-7-12-9s-11-3-18-3-14 1-19 3c-6 3-11 6-14 10-3 3-6 8-8 12-3 8-5 17-5 26 0 11 2 22 6 29 4 8 10 13 17 17s15 6 24 6c7 0 14-2 21-5 7-2 13-5 17-9v-23zM263 80zM335 84c0-18 5-31 14-39 8-7 18-10 29-10 13 0 23 4 31 12s12 20 12 35c0 12-1 22-5 28-3 7-9 12-15 16-7 4-15 6-23 6-13 0-23-4-31-13-8-8-12-20-12-35zM335 84zM351 84c0 11 3 20 8 26s12 9 19 9c8 0 15-3 20-9s7-15 7-27-2-21-7-27c-6-6-12-9-20-9-7 0-14 3-19 9s-8 15-8 28zM351 84zM440 20v-18h15v18zM440 20zM440 130v-93h15v93zM440 130zM539 118c-6 5-11 9-17 11-5 2-11 3-17 3-10 0-18-3-23-8s-8-11-8-19c0-4 1-8 3-12s5-7 8-9 7-4 11-5c3-1 8-3 14-3 13-2 22-4 28-6 0-2 0-3 0-4 0-6-2-11-5-13-4-4-9-6-17-6s-13 2-17 4c-3 3-6 7-7 14l-16-2c2-7 4-12 7-16s8-7 14-9 13-3 21-3 14 1 19 2c5 2 9 5 11 7 2 3 4 7 5 11 0 3 1 7 1 14v22c0 15 0 24 1 28 0 3 2 7 4 11h-17c-1-4-2-7-3-12zM539 118zM538 83c-6 3-14 5-26 6-6 1-11 2-13 3-3 2-5 3-6 6-2 2-3 4-3 7 0 4 2 8 5 10 3 3 8 5 14 5s11-2 16-4c5-3 8-7 10-11s3-9 3-16zM538 83zM507 25l12-24h20l-19 24zM507 25zM572 102l15-2c1 6 3 11 7 14s10 5 17 5 12-2 16-4c3-3 5-7 5-11 0-3-2-6-5-8-2-1-7-3-16-5-11-3-19-6-23-8-5-2-8-5-10-10-3-3-4-7-4-12 0-4 1-8 3-11 2-4 4-7 8-9 2-2 5-3 9-5 5-1 9-1 14-1 7 0 14 1 19 3s9 5 12 8c3 4 4 8 5 14l-15 2c-1-4-3-8-6-11-3-2-8-4-14-4-7 0-12 2-15 4s-5 5-5 8c0 2 1 4 2 6 1 1 3 3 6 4 2 0 6 2 14 4 11 3 19 6 23 8s8 5 10 8c3 4 4 8 4 14 0 5-2 10-5 14-3 5-7 8-13 11-5 2-12 4-19 4-12 0-21-3-28-8-6-5-10-12-11-22zM572 102zM671 130v-18h17v18c0 6-1 11-3 15-3 4-6 8-11 10l-5-7c4-1 6-3 8-6 1-3 2-7 2-12zM671 130zM766 130v-128h48c10 0 17 1 23 4 6 2 11 6 14 11 3 6 5 11 5 17s-1 11-4 15c-3 5-8 9-14 12 8 2 14 6 18 12s6 12 6 20c0 6-1 11-4 16-2 6-5 9-9 12s-8 5-14 7c-5 1-12 2-20 2zM766 130zM783 55h28c7 0 12 0 16-1 4-2 7-4 9-7s4-6 4-11c0-4-2-8-4-11s-4-5-8-7c-4-1-10-1-20-1h-25zM783 55zM783 115h32c5 0 9-1 11-1 4-1 7-2 10-3 2-2 5-4 6-7 2-4 3-7 3-11 0-5-1-9-4-13-2-4-6-6-10-8-4-1-10-2-19-2h-29zM783 115zM883 130v-93h15v14c4-7 7-11 10-13s6-3 10-3c5 0 11 1 16 5l-5 14c-4-2-8-3-12-3-3 0-6 1-9 3s-4 5-6 8c-1 6-2 12-2 19v49zM883 130zM1003 118c-5 5-11 9-16 11-6 2-11 3-17 3-11 0-18-3-24-8-5-5-8-11-8-19 0-4 1-8 3-12s5-7 8-9c4-2 7-4 11-5s8-3 14-3c13-2 22-4 28-6 0-2 0-3 0-4 0-6-1-11-4-13-4-4-10-6-18-6-7 0-13 2-16 4-4 3-6 7-8 14l-15-2c1-7 3-12 7-16 3-4 7-7 13-9s13-3 21-3 15 1 19 2c5 2 9 5 11 7 3 3 4 7 5 11 1 3 1 7 1 14v22c0 15 0 24 1 28 1 3 2 7 4 11h-16c-2-4-3-7-4-12zM1003 118zM1002 83c-6 3-14 5-25 6-7 1-11 2-14 3-3 2-5 3-6 6-2 2-2 4-2 7 0 4 1 8 4 10 4 3 8 5 14 5s12-2 16-4c5-3 8-7 11-11 1-4 2-9 2-16zM1002 83zM1034 130v-13l58-68c-6 0-12 0-17 0h-38v-12h75v10l-49 59-10 11c7-1 14-1 20-1h42v14zM1034 130zM1131 20v-18h15v18zM1131 20zM1131 130v-93h15v93zM1131 130zM1170 130v-128h15v128z">
            <text:p/>
          </draw:path>
        </draw:g>
        <draw:frame draw:style-name="gr5" draw:text-style-name="P5" draw:layer="layout" svg:width="4.85cm" svg:height="3.4cm" svg:x="0.119cm" svg:y="-0.513cm">
          <draw:image xlink:href="Pictures/100000010000039F0000028A7CB28C89BDBCECBF.png" xlink:type="simple" xlink:show="embed" xlink:actuate="onLoad" draw:mime-type="image/png">
            <text:p/>
          </draw:image>
        </draw:frame>
        <draw:frame draw:style-name="gr5" draw:text-style-name="P5" draw:layer="layout" svg:width="4.25cm" svg:height="3cm" svg:x="16.15cm" svg:y="-0.2cm">
          <draw:image xlink:href="Pictures/10000001000004A70000034A246BA33D0D8AB45D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1-10T11:09:30.998573589</dc:date>
    <meta:editing-duration>PT9M26S</meta:editing-duration>
    <meta:editing-cycles>2</meta:editing-cycles>
    <meta:document-statistic meta:object-count="22"/>
  </office:meta>
</office:document-meta>
</file>